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39cm" fo:min-width="12.072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6.1cm" fo:min-width="14.10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9.275cm" fo:min-width="9.883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148cm" fo:min-width="8.072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148cm" fo:min-width="6.803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148cm" fo:min-width="8.29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56cm" fo:min-width="12.517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56cm" fo:min-width="11.788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2.7cm" svg:height="1.317cm" svg:x="1cm" svg:y="0.682cm">
          <text:p text:style-name="P1">Tit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line draw:style-name="gr2" draw:text-style-name="P2" draw:layer="measurelines" svg:x1="0.682cm" svg:y1="2.905cm" svg:x2="15.922cm" svg:y2="2.905cm">
          <text:p/>
        </draw:line>
        <draw:custom-shape draw:style-name="gr3" draw:text-style-name="P1" draw:layer="measurelines" svg:width="14.605cm" svg:height="6.35cm" svg:x="1cm" svg:y="3.857cm">
          <text:p text:style-name="P1">Explan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measurelines" svg:width="10.383cm" svg:height="9.525cm" svg:x="16.557cm" svg:y="0.682cm">
          <text:p text:style-name="P1">Song of the week</text:p>
          <draw:enhanced-geometry svg:viewBox="0 0 21600 21600" draw:type="rectangle" draw:enhanced-path="M 0 0 L 21600 0 21600 21600 0 21600 0 0 Z N"/>
        </draw:custom-shape>
        <draw:custom-shape draw:style-name="gr5" draw:text-style-name="P1" draw:layer="measurelines" svg:width="8.572cm" svg:height="5.398cm" svg:x="1cm" svg:y="10.842cm">
          <text:p text:style-name="P1">Multiplay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measurelines" svg:width="7.303cm" svg:height="5.398cm" svg:x="10.207cm" svg:y="10.842cm">
          <text:p text:style-name="P1">Sandbox</text:p>
          <draw:enhanced-geometry svg:viewBox="0 0 21600 21600" draw:type="rectangle" draw:enhanced-path="M 0 0 L 21600 0 21600 21600 0 21600 0 0 Z N"/>
        </draw:custom-shape>
        <draw:custom-shape draw:style-name="gr7" draw:text-style-name="P1" draw:layer="measurelines" svg:width="8.795cm" svg:height="5.398cm" svg:x="18.145cm" svg:y="10.842cm">
          <text:p text:style-name="P1">Tutoria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measurelines" svg:width="13.017cm" svg:height="3.81cm" svg:x="1cm" svg:y="16.875cm">
          <text:p text:style-name="P1">Top 10 best song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measurelines" svg:width="12.288cm" svg:height="3.81cm" svg:x="14.652cm" svg:y="16.875cm">
          <text:p text:style-name="P1">Abou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4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2T19:09:16.683251061</meta:creation-date>
    <dc:date>2025-06-02T19:18:06.648459146</dc:date>
    <meta:editing-duration>PT8M50S</meta:editing-duration>
    <meta:editing-cycles>1</meta:editing-cycles>
    <meta:document-statistic meta:object-count="9"/>
    <meta:generator>LibreOffice/25.2.3.2$Linux_X86_64 LibreOffice_project/520$Build-2</meta:generator>
  </office:meta>
</office:document-meta>
</file>